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ContainerView.clear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ContainerView.hide( boolean animated , Callback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mpleContainerView.onGloba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ContainerView.ExampleContainerView( Context context , AttributeSet attrs , int def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ampleContainerView.reveal( boolean animated , Callback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mpleContainerView.onSpringUpdate( Spring sp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ampleContainerView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ampleContainerView.onDetachedFrom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ContainerView.ExampleContainerView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ContainerView.onAttachedTo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ContainerView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ampleContainerView.onSpringAtRest( Spring sp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ampleContainerView.ExampleContainerView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